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4b3fa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4b3fa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4b3fa" style:font-size-asian="13pt" style:font-name-complex="Sanskrit 2003" style:font-size-complex="13pt"/>
    </style:style>
    <style:style style:name="P4" style:family="paragraph" style:parent-style-name="Footnote">
      <style:text-properties officeooo:rsid="04ce8523" officeooo:paragraph-rsid="04ce8523"/>
    </style:style>
    <style:style style:name="P5" style:family="paragraph" style:parent-style-name="Footnote">
      <style:text-properties officeooo:rsid="04d02a3d" officeooo:paragraph-rsid="04d02a3d"/>
    </style:style>
    <style:style style:name="P6" style:family="paragraph" style:parent-style-name="Footnote">
      <style:text-properties officeooo:rsid="04d4b5ac" officeooo:paragraph-rsid="04d4b5ac"/>
    </style:style>
    <style:style style:name="T1" style:family="text">
      <style:text-properties officeooo:rsid="04d57f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4ccde2e"/>
    </style:style>
    <style:style style:name="T4" style:family="text">
      <style:text-properties officeooo:rsid="04ce8523"/>
    </style:style>
    <style:style style:name="T5" style:family="text">
      <style:text-properties officeooo:rsid="04cce5d5"/>
    </style:style>
    <style:style style:name="T6" style:family="text">
      <style:text-properties officeooo:rsid="04d02a3d"/>
    </style:style>
    <style:style style:name="T7" style:family="text">
      <style:text-properties officeooo:rsid="04d07017"/>
    </style:style>
    <style:style style:name="T8" style:family="text">
      <style:text-properties officeooo:rsid="04d1cbed"/>
    </style:style>
    <style:style style:name="T9" style:family="text">
      <style:text-properties officeooo:rsid="04d20f27"/>
    </style:style>
    <style:style style:name="T10" style:family="text">
      <style:text-properties officeooo:rsid="04d390ba"/>
    </style:style>
    <style:style style:name="T11" style:family="text">
      <style:text-properties officeooo:rsid="04d4b5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ोनपञ्चाश<text:span text:style-name="T1">त्तमो</text:span>ऽध्यायः । </text:p>
      <text:p text:style-name="P3"><text:span text:style-name="T2">मत्स्यादिलक्षणवर्णनम् </text:span><text:line-break/><text:span text:style-name="T3">श्री</text:span>भगवानुवाच -<text:line-break/>दशावतारं मत्स्यादिलक्षणं प्रवदामि ते । <text:line-break/>मत्स्याकारस्तु मत्स्यः स्यात्कू<text:span text:style-name="T4">र्मः</text:span> कू<text:span text:style-name="T4">र्मा</text:span>कृ<text:span text:style-name="T4">ति</text:span>र्भवेत् ॥१<text:span text:style-name="T5">॥</text:span> </text:p>
      <text:p text:style-name="P3">नराङ्गो वा<text:span text:style-name="T4">ऽ</text:span>थ क<text:span text:style-name="T4">र्त</text:span>व्यो <text:note text:id="ftn399" text:note-class="footnote"><text:note-citation>1</text:note-citation><text:note-body><text:p text:style-name="P4">नृवराहो</text:p></text:note-body></text:note>भूवराहो गदादिभृत् । <text:line-break/>दक्षिणे वामके शङ्खं लक्ष्मीर्वा पद्ममेव वा ॥२<text:span text:style-name="T5">॥</text:span> <text:line-break/>श्रीर्वामकू<text:span text:style-name="T4">र्प</text:span>रस्था तु क्ष्मानन्तौ चरणानुगौ । <text:line-break/>वराहस्थापनाद्राज्यं भवाब्धितरणं भवेत् ॥३<text:span text:style-name="T5">॥</text:span> <text:line-break/>नरसिंहो विवृ<text:span text:style-name="T4">ता</text:span>स्यो वामोरुक्षतदानवः । <text:s/><text:line-break/>तद्वक्षो दारयन्माली स्फुरच्चक्रगदाधरः ॥४<text:span text:style-name="T5">॥</text:span> <text:line-break/>छत्री दण्डी वामनः स्यादथवा स्याच्चतुर्भुजः । <text:line-break/>रामश्चापेषुहस्तः स्यात्<text:span text:style-name="T4">ख</text:span>ड्गी परशुना<text:span text:style-name="T6">ऽ</text:span>न्वितः ॥५<text:span text:style-name="T5">॥</text:span> <text:line-break/>रामश्चापी शरी खड्गी शङ्खी वा द्विभुजः स्मृतः । <text:s/><text:line-break/>गदालाङ्गलधारी च रामो वा<text:span text:style-name="T6">ऽ</text:span>थ चतुर्भुजः ॥६<text:span text:style-name="T5">॥</text:span> <text:line-break/><text:note text:id="ftn400" text:note-class="footnote"><text:note-citation>2</text:note-citation><text:note-body><text:p text:style-name="P5">वामार्धे</text:p></text:note-body></text:note>वामो<text:span text:style-name="T6">र्ध्वे</text:span> लाङ्गलं दद्यादधः शङ्खं सुशोभन<text:span text:style-name="T6">म्</text:span> । <text:line-break/>मु<text:span text:style-name="T6">स</text:span>लं दक्षिण<text:span text:style-name="T6">ार्धेन</text:span> तु चक्र<text:span text:style-name="T6">ं चा</text:span>धः सुशोभन<text:span text:style-name="T6">म्</text:span> ॥७<text:span text:style-name="T5">॥</text:span> <text:line-break/>शान्तात्मा लम्बकर्णश्च गौराङ्गश्चाम्बरावृतः । <text:line-break/>ऊ<text:span text:style-name="T6">र्ध्वं </text:span>पद्मस्थितो बुद्धो वरदाभयदायकः ॥८<text:span text:style-name="T5">॥</text:span> <text:line-break/>धनुस्तूणान्वितः कल्की म्लेच्छोत्सादकरो द्विजः । <text:line-break/>अथवा<text:span text:style-name="T6">ऽ</text:span>श्वस्थितः खड्गी शङ्खचक्र<text:span text:style-name="T6">गदा</text:span>न्वितः ॥९<text:span text:style-name="T5">॥</text:span> <text:line-break/>लक्षणं वासुदेवादिनवकस्य वदामि ते ।<text:line-break/><text:soft-page-break/>दक्षि<text:span text:style-name="T7">णार्धे</text:span> गदा वामे वा<text:span text:style-name="T7">मार्धे</text:span> चक्रमुत्तम<text:span text:style-name="T7">म्</text:span> ॥१०<text:span text:style-name="T5">॥</text:span> <text:line-break/>ब्रह्मेशौ पार्श्वगौ नित्यं वासुदेवो<text:span text:style-name="T7">ऽ</text:span>स्ति पूर्ववत् । <text:line-break/>शङ्खी सवरदो वा<text:span text:style-name="T7">ऽ</text:span>थ द्विभुजो वा चतुर्भुजः ॥११<text:span text:style-name="T5">॥</text:span> <text:line-break/>लाङ्गली मु<text:span text:style-name="T7">स</text:span>ली रामो गदापद्मधरः स्मृतः । </text:p>
      <text:p text:style-name="P3">प्रद्युम्नो दक्षिणे <text:span text:style-name="T7">चक्रं</text:span> शङ्खं वामे धनुः करे ॥१२<text:span text:style-name="T5">॥</text:span> <text:line-break/>गदा<text:span text:style-name="T7">धन्वा</text:span>वृतः <text:span text:style-name="T7">प्री</text:span>त्या प्रद्युम्नो वा धनुःशरी । <text:line-break/>चतुर्भुजो<text:span text:style-name="T7">ऽ</text:span>निरुद्धः स्यात्तथा नारायणो विभुः ॥१३<text:span text:style-name="T5">॥</text:span> <text:line-break/>चतुर्मुखश्चतु<text:span text:style-name="T7">र्बा</text:span>हु<text:span text:style-name="T7">र्बृ</text:span>हज्जठरमण्डलः ।<text:line-break/>लम्बकू<text:span text:style-name="T7">र्चो</text:span> जटायुक्तो <text:span text:style-name="T8">ब्र</text:span>ह्मा हंसाग्रवाहनः ॥१४<text:span text:style-name="T5">॥</text:span> <text:line-break/>दक्षिणे चाक्षसूत्रञ्च स्रु<text:span text:style-name="T8">चो</text:span> वामे तु कुण्डिका<text:span text:style-name="T9">ः</text:span> । <text:line-break/>आज्यस्थाली सरस्वती सावित्री वामदक्षिणे ॥१५<text:span text:style-name="T5">॥</text:span> <text:line-break/>विष्णुरष्टभुजस्तार्क्<text:span text:style-name="T9">ष्ये</text:span> करे खड्गस्तु दक्षिणे ।<text:line-break/>गदा<text:span text:style-name="T9">ध</text:span>रश्च वरदो वामे कार्मुकखेटके ॥१६<text:span text:style-name="T5">॥</text:span> <text:line-break/>चक्रशङ्खौ चतुर्बाहु<text:span text:style-name="T9">र्न</text:span>रसिंहश्चतुर्भुजः । <text:line-break/>शङ्खचक्रधरो वा<text:span text:style-name="T9">ऽ</text:span>पि विदारितमहासुरः ॥१७<text:span text:style-name="T5">॥</text:span> <text:line-break/>चतुर्बाहुर्वराहस्तु शेषः पाणितले धृतः ।<text:line-break/>धारयन्बाहुना पृथ्वीं वामन<text:span text:style-name="T10">ः</text:span> कमलाधरः ॥१८<text:span text:style-name="T5">॥</text:span> <text:line-break/>पादलग्ना धरा का<text:span text:style-name="T10">र्या</text:span> <text:span text:style-name="T10">य</text:span>दा लक्ष्मीर्व्यवस्थिता । <text:line-break/>त्रैलोक्यमोहनस्तार्क्ष्ये अष्टबाहुस्तु दक्षिणे ॥१९<text:span text:style-name="T5">॥</text:span> <text:line-break/>चक्रं खड्गं च मु<text:span text:style-name="T10">स</text:span>ल<text:span text:style-name="T10">म</text:span>ङ्कुशं वामके करे । <text:s/><text:line-break/>शङ्खशार्ङ्गगदापाशान्पद्मवीणासमन्विते ॥२०<text:span text:style-name="T5">॥</text:span> <text:line-break/>लक्ष्मीः सरस्वती का<text:span text:style-name="T10">र्ये</text:span> विश्वरूपोऽथ दक्षिणे । <text:s/></text:p>
      <text:p text:style-name="P3"><text:soft-page-break/><text:tab/>चक्रं खड्गं च मु<text:span text:style-name="T10">स</text:span>ल<text:span text:style-name="T10">म</text:span>ङ्कुशं <text:span text:style-name="T11">पट्टिशं क्रमात् ॥२१॥ </text:span><text:line-break/>मुद्गरं च तथा पाशं शक्तिशूलं शरं करे <text:span text:style-name="T11">।</text:span><text:line-break/>वामे शङ्खञ्च शार्ङ्गञ्च गदां पाशं च तोमर<text:span text:style-name="T11">म्</text:span> ॥२२<text:span text:style-name="T5">॥</text:span></text:p>
      <text:p text:style-name="P1">लाङ्गलं परशुं दण्डं छुरिकां च<text:span text:style-name="T11">र्म</text:span>क्षेपण<text:span text:style-name="T11">म्</text:span><text:span text:style-name="T11"><text:note text:id="ftn401" text:note-class="footnote"><text:note-citation>3</text:note-citation><text:note-body><text:p text:style-name="P6">चर्म चोत्तरम्</text:p></text:note-body></text:note></text:span><text:span text:style-name="T11">।</text:span> <text:s text:c="2"/><text:line-break/>विंशद्बाहुश्चतु<text:span text:style-name="T11">र्व</text:span>क्त्रो दक्षिणस्थो<text:span text:style-name="T11">ऽ</text:span>थ वामके ॥२३<text:span text:style-name="T5">॥</text:span> <text:s/><text:line-break/>त्रिनेत्र<text:span text:style-name="T11">ो</text:span> वामपार्श्वे<text:span text:style-name="T11">ऽपि</text:span> शयितो जलशाय्यपि <text:s/><text:span text:style-name="T11">।</text:span><text:line-break/>श्रिया धृतैकचरणो विमलाद्याभिरीडितः ॥२४<text:span text:style-name="T5">॥</text:span> <text:line-break/>नाभिपद्म<text:span text:style-name="T11">े </text:span>चतु<text:span text:style-name="T11">र्व</text:span>क्त्रो हर<text:span text:style-name="T11">ेः </text:span>शङ्करको हरिः <text:span text:style-name="T11">।</text:span><text:line-break/>शूलर्ष्टिधारी दक्षे च गदाचक्रधरो<text:span text:style-name="T11">ऽ</text:span>प<text:span text:style-name="T11">रे</text:span><text:span text:style-name="T11"><text:note text:id="ftn402" text:note-class="footnote"><text:note-citation>4</text:note-citation><text:note-body><text:p text:style-name="P6">पदे</text:p></text:note-body></text:note></text:span> ॥२५<text:span text:style-name="T5">॥</text:span><text:line-break/>रुद्रकेशवलक्ष्माङ्गो गौरीलक्ष्मीसमन्वितः <text:span text:style-name="T11">।</text:span> <text:line-break/>शङ्खचक्रगदावेदपाणिश्चाश्वशिरा हरिः ॥२६<text:span text:style-name="T5">॥</text:span> <text:line-break/>वामपादो धृतः शेषे दक्षिणः कू<text:span text:style-name="T1">र्म</text:span>पृष्ठगः <text:span text:style-name="T11">।</text:span><text:line-break/>दत्तात्रेयो द्विबाहुः स्याद्वामोत्सङ्गे श्रिया सह ॥२७<text:span text:style-name="T5">॥</text:span> <text:s/><text:line-break/>विश्वक्सेनश्चक्रगदी हलशङ्खी हरेर्गणः ॥२<text:span text:style-name="T11">८॥</text:span> </text:p>
      <text:p text:style-name="P1">इत्यादिमहापुराणे आग्नेये प्रतिमालक्षणं ना<text:span text:style-name="T1">मैकोन</text:span>पञ्चाश<text:span text:style-name="T1">त्तमो</text:span>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6:13:03.873036765</meta:creation-date>
    <dc:date>2017-05-05T16:14:15.847042720</dc:date>
    <meta:editing-duration>PT1M1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11" meta:word-count="304" meta:character-count="1462" meta:non-whitespace-character-count="1112"/>
  </office:meta>
</office:document-meta>
</file>